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rsid="001ff3a8" officeooo:paragraph-rsid="0004df2b"/>
    </style:style>
    <style:style style:name="P2" style:family="paragraph" style:parent-style-name="Text_20_body">
      <style:text-properties style:font-name="Liberation Serif" officeooo:rsid="00208791" officeooo:paragraph-rsid="0004df2b"/>
    </style:style>
    <style:style style:name="P3" style:family="paragraph" style:parent-style-name="Text_20_body">
      <style:text-properties style:font-name="Liberation Serif" officeooo:paragraph-rsid="0004df2b"/>
    </style:style>
    <style:style style:name="P4" style:family="paragraph" style:parent-style-name="Standard">
      <style:text-properties officeooo:rsid="000fbbfd" officeooo:paragraph-rsid="0004df2b"/>
    </style:style>
    <style:style style:name="P5" style:family="paragraph" style:parent-style-name="Standard">
      <style:text-properties officeooo:rsid="0014d5b8" officeooo:paragraph-rsid="0004df2b"/>
    </style:style>
    <style:style style:name="P6" style:family="paragraph" style:parent-style-name="Standard">
      <style:text-properties style:font-name="Liberation Serif" officeooo:rsid="0011445d" officeooo:paragraph-rsid="0004df2b"/>
    </style:style>
    <style:style style:name="P7" style:family="paragraph" style:parent-style-name="Standard">
      <style:text-properties style:font-name="Liberation Serif" fo:font-size="12pt" officeooo:rsid="00208791" officeooo:paragraph-rsid="0004df2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445d" officeooo:paragraph-rsid="0004df2b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df2b" style:font-size-asian="12pt" style:font-size-complex="12pt"/>
    </style:style>
    <style:style style:name="P10" style:family="paragraph" style:parent-style-name="Standard">
      <style:text-properties officeooo:rsid="0011445d" officeooo:paragraph-rsid="0004df2b"/>
    </style:style>
    <style:style style:name="P11" style:family="paragraph" style:parent-style-name="Standard">
      <style:text-properties officeooo:rsid="00147125" officeooo:paragraph-rsid="0004df2b"/>
    </style:style>
    <style:style style:name="P12" style:family="paragraph" style:parent-style-name="Standard">
      <style:text-properties style:font-name="Liberation Serif" officeooo:rsid="0014d5b8" officeooo:paragraph-rsid="0004df2b"/>
    </style:style>
    <style:style style:name="P13" style:family="paragraph" style:parent-style-name="Standard">
      <style:text-properties style:font-name="Liberation Serif" fo:font-size="12pt" officeooo:rsid="0014d5b8" officeooo:paragraph-rsid="0004df2b" style:font-size-asian="12pt" style:font-size-complex="12pt"/>
    </style:style>
    <style:style style:name="P14" style:family="paragraph" style:parent-style-name="Standard">
      <style:text-properties officeooo:rsid="000fbbfd" officeooo:paragraph-rsid="0004df2b"/>
    </style:style>
    <style:style style:name="P15" style:family="paragraph" style:parent-style-name="Standard">
      <style:text-properties officeooo:rsid="0006b740" officeooo:paragraph-rsid="0006b740"/>
    </style:style>
    <style:style style:name="P16" style:family="paragraph" style:parent-style-name="Standard">
      <style:text-properties officeooo:rsid="00147125" officeooo:paragraph-rsid="0004df2b"/>
    </style:style>
    <style:style style:name="P17" style:family="paragraph" style:parent-style-name="Text_20_body">
      <style:text-properties style:font-name="Liberation Serif" officeooo:rsid="0014d5b8" officeooo:paragraph-rsid="0004df2b"/>
    </style:style>
    <style:style style:name="P18" style:family="paragraph" style:parent-style-name="Text_20_body">
      <style:text-properties style:font-name="Liberation Serif" fo:font-size="12pt" officeooo:paragraph-rsid="0004df2b" style:font-size-asian="12pt" style:font-size-complex="12pt"/>
    </style:style>
    <style:style style:name="T1" style:family="text">
      <style:text-properties officeooo:rsid="0011445d"/>
    </style:style>
    <style:style style:name="T2" style:family="text">
      <style:text-properties officeooo:rsid="0014d5b8"/>
    </style:style>
    <style:style style:name="T3" style:family="text">
      <style:text-properties officeooo:rsid="00208791"/>
    </style:style>
    <style:style style:name="T4" style:family="text">
      <style:text-properties officeooo:rsid="00147125"/>
    </style:style>
    <style:style style:name="T5" style:family="text">
      <style:text-properties officeooo:rsid="0011bbb0"/>
    </style:style>
    <style:style style:name="T6" style:family="text">
      <style:text-properties officeooo:rsid="0006b7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Θέμα:Εξόρυξη Γνώσης Δεδομένων από Δίκτυα Κοινωνικής Δικτύωης </text:p>
      <text:p text:style-name="P4"/>
      <text:p text:style-name="P4"/>
      <text:p text:style-name="P4">Εισαγωγή:</text:p>
      <text:p text:style-name="P4"/>
      <text:p text:style-name="P4">Ι.Σκοπός:</text:p>
      <text:p text:style-name="P4"><text:tab/>Σκοπός της συγκεμένης διπλωματικής εργασίας είναι με την χρήση αλγορίθμων εξόρυξης δεδομένων (gausssian rank+fusion lists) <text:s/>να δούμε κατά πόσο σχέτικός-εμπειρογνώμων είναι ένας χρήστης ενός δικτύου κοινωνικής δικτύωσης(twitter) ως πρός κάποιο θέμα πάνω στο οποίο έχει αναρτήσει πολλαπλά(1 ή περισσότερα) posts. </text:p>
      <text:p text:style-name="P4"/>
      <text:p text:style-name="P4">II.Υλοποιήση <text:s/>των αλγορίθμων εξόρυξης δεδομένων <text:s/>στο Nathan Marz's storm και σύγκριση αποτελεσμάτων των αλγορίθμων αυτών. </text:p>
      <text:p text:style-name="P4"/>
      <text:p text:style-name="P4"/>
      <text:p text:style-name="P4"/>
      <text:p text:style-name="P15">Κεφάλαιο Ι:</text:p>
      <text:p text:style-name="P4"/>
      <text:p text:style-name="P4"/>
      <text:p text:style-name="P4"/>
      <text:p text:style-name="P4"/>
      <text:p text:style-name="P4">Κεφάλαιο Ι<text:span text:style-name="T6">Ι</text:span>: <text:span text:style-name="T6">Θεωρία <text:s/>πάνω στην οποία βασίζεται η υλοποιήση</text:span></text:p>
      <text:p text:style-name="P4"><text:tab/>Ι.Προηγούμενες Μελέτες-Προγούμενες Έρευνες </text:p>
      <text:p text:style-name="P4"><text:tab/>ΙΙ.Θεωρία </text:p>
      <text:p text:style-name="P4"><text:tab/>ΙΙΙ.Θεωρία για streaming data </text:p>
      <text:p text:style-name="P4"/>
      <text:p text:style-name="P4"/>
      <text:p text:style-name="P4">Ι.Προηγούμενες Μελέτες-<text:span text:style-name="T1">Έρευνες πάνω στο συγκεκριμένο θεμα</text:span>: </text:p>
      <text:p text:style-name="P4"><text:tab/></text:p>
      <text:p text:style-name="P4">Μελέτη- Έρευνα #1:(Ιδέα πάνω στο οποίο στηρίζεται όλη η διπλωματική εργασία)</text:p>
      <text:p text:style-name="P4"><text:tab/><text:span text:style-name="T1">Identifying topical authorities in microblogs </text:span></text:p>
      <text:p text:style-name="P4"/>
      <text:p text:style-name="P6">Μέλέτη-Έρευνα #2: </text:p>
      <text:p text:style-name="P6"><text:tab/>Identifying Authorities in Online Communities</text:p>
      <text:p text:style-name="P6"/>
      <text:p text:style-name="P12"><text:tab/>link: http://tist.acm.org/papers/ACM-TIST-V6N3-TIST-2014-02-0057.R2.pdf</text:p>
      <text:p text:style-name="P3"/>
      <text:p text:style-name="P6">Μέλέτη-Έρευνα #<text:span text:style-name="T2">3</text:span>: </text:p>
      <text:p text:style-name="P3"><text:span text:style-name="T3">ii.</text:span>Why We Twitter: Understanding Microblogging Usage and Communities</text:p>
      <text:p text:style-name="P1"><text:span text:style-name="T2">link:</text:span>http://aisl.umbc.edu/resources/369.pdf</text:p>
      <text:p text:style-name="P17">Mελέτη-Έρευνα #4:</text:p>
      <text:p text:style-name="P3">Tweeting is Believing? Understanding Microblog Credibility Perceptions</text:p>
      <text:p text:style-name="P2"><text:span text:style-name="T2">link: </text:span>http://www.msr-waypoint.com/pubs/155374/tweet_credibility_cscw2012.pdf</text:p>
      <text:p text:style-name="P17">Μελέτη-Έρευνα #5:</text:p>
      <text:p text:style-name="P18"><text:soft-page-break/><text:tab/>Topic Experts in Microblogs </text:p>
      <text:p text:style-name="P7"><text:span text:style-name="T2">link: </text:span>http://www.ccs.neu.edu/home/cbw/5750/papers/twitter_wtf.pdf</text:p>
      <text:p text:style-name="P9"/>
      <text:p text:style-name="P13">Μελέτη-Έρευνα #6:</text:p>
      <text:p text:style-name="P9">Wikipedia-based Topic Clustering for Microblogs </text:p>
      <text:p text:style-name="P13">link: https://asis.org/asist2011/proceedings/submissions/186_FINAL_SUBMISSION.pdf</text:p>
      <text:p text:style-name="P9"/>
      <text:p text:style-name="P13">Μελέτη-Έρευνα #7</text:p>
      <text:p text:style-name="P9"><text:span text:style-name="T3">Mining Topical Influencers Based on the </text:span>Multi-Relational Network in </text:p>
      <text:p text:style-name="P8">Micro-Blogging Sites</text:p>
      <text:p text:style-name="P13">link: http://www.chinacommunications.cn/fileup/PDF/2013-10-1-008.pdf</text:p>
      <text:p text:style-name="P10"><text:tab/></text:p>
      <text:p text:style-name="P10">ΙΙ.Θεωρία:</text:p>
      <text:p text:style-name="P10"><text:tab/></text:p>
      <text:p text:style-name="P10"><text:span text:style-name="T4">A.</text:span>Θεωρία για τον αλγόριθμο εξόρυξης δεδομένων #1(Gaussian Rank) : </text:p>
      <text:p text:style-name="P10"><text:tab/>a.Εφαρμογή του αλγορίθμου k-means ώστε να χωρίσω τους χρήστες σε δύο ομάδες </text:p>
      <text:p text:style-name="P10"><text:tab/>b.Σε κάθε μια από τις δύο ομάδες εφαρμόζω το gaussian mixture model (GMM).</text:p>
      <text:p text:style-name="P10"><text:tab/>c. Κάνω ranking των εξόδων του GMM (gaussian cdf).</text:p>
      <text:p text:style-name="P10"/>
      <text:p text:style-name="P10"/>
      <text:p text:style-name="P10"><text:span text:style-name="T4">B.</text:span>Θεωρία για τον αλγόριθμο εξόρύξης δεδομένων #2(Fusion Lists)</text:p>
      <text:p text:style-name="P10"><text:tab/>a.Εφαρμογή του αλγορίθμου fuzzy c-means για να χωρίσω τους χρήστες σε τρεις ομάδες </text:p>
      <text:p text:style-name="P10"><text:tab/>β.Σε κάθε μία από τις 3 ομάδες εφαρμόζω τον αλγόριθμο των fusion lists+rank</text:p>
      <text:p text:style-name="P10"/>
      <text:p text:style-name="P10">III.Θεωρία για streaming data<text:span text:style-name="T4">(Τροποποιήση των αλγορίθμων για το storm)</text:span>: </text:p>
      <text:p text:style-name="P10"/>
      <text:p text:style-name="P10"><text:span text:style-name="T4">A.</text:span>Θεωρία για τον αλγόριθμο εξόρυξης δεδομένων #1(Gaussian Rank for streaming data)</text:p>
      <text:p text:style-name="P10"><text:tab/>a.Εφαρμογή του αλγορίθμου k-means σε streaming data για να χωρίσω τους χρήστες σε δύο ομάδες. </text:p>
      <text:p text:style-name="P10"><text:tab/>b. Εφαρμογή του αλγορίθμου gaussian mixture model(GMM) σε streaming data για κάθε μία από τις δύο ομάδες</text:p>
      <text:p text:style-name="P10"><text:tab/>c.<text:span text:style-name="T5">Κάνω ranking των εξόδων του GMM(gaussian cdf for streaming data)</text:span></text:p>
      <text:p text:style-name="P10"/>
      <text:p text:style-name="P10"/>
      <text:p text:style-name="P11">B.Θεωρία για τον αλγορίθμο δεδομένων #2(Fusion Lists)</text:p>
      <text:p text:style-name="P11"><text:tab/>a.Εφαρμογή του αλγορίθμου fuzzy c-means για να χωρίσω τους χρήστες σε 3 ομάδες</text:p>
      <text:p text:style-name="P11"><text:tab/>β.Εφαρμγή του αλγορίθμου fusion lists+rank για streaming data </text:p>
      <text:p text:style-name="P11"/>
      <text:p text:style-name="P11"/>
      <text:p text:style-name="P11">Κεφάλαιο #<text:span text:style-name="T2">2</text:span>:<text:tab/>Υλοποίηση πάνω στο Storm </text:p>
      <text:p text:style-name="P11"><text:tab/><text:tab/><text:span text:style-name="T6">Ι.Το storm και βασικοί ορισμοί του(topology,spout,bolt)</text:span></text:p>
      <text:p text:style-name="P11"><text:span text:style-name="T6">II. H υλοποίηση <text:s/>πάνω στο storm</text:span></text:p>
      <text:p text:style-name="P11"/>
      <text:p text:style-name="P15">I.To storm και βασικοί ορισμοί του</text:p>
      <text:p text:style-name="P15"/>
      <text:p text:style-name="P15">ΙΙ.Η υλοποιήση πάνω στο storm</text:p>
      <text:p text:style-name="P11"/>
      <text:p text:style-name="P11"/>
      <text:p text:style-name="P11"><text:soft-page-break/><text:span text:style-name="T6">A</text:span>.Αντλώ τα δεδομένα από το twitter για Κ ημέρες και αποθηκεύω τα δεδομένα σε μια βάση δεδομένων(MongoDB) </text:p>
      <text:p text:style-name="P11"/>
      <text:p text:style-name="P11"><text:span text:style-name="T6">B</text:span>.<text:tab/><text:span text:style-name="T2">α.</text:span>Επιλέγω 'τυχαία' Ν(=100) χρήστες και για τις Κ ημέρες, βρίσκω τα αντίστοιχα tweets τους <text:span text:style-name="T2">και <text:tab/>φτιάχνω το data set.</text:span></text:p>
      <text:p text:style-name="P11"><text:s text:c="4"/><text:tab/><text:span text:style-name="T2">β.Γίνεται training του data set όπου βρίσκω μια σταθερά σχετικότητας ως προς το σύνολο των <text:s/><text:tab/>tweets του κάθε χρήστη. <text:s/></text:span></text:p>
      <text:p text:style-name="P11"><text:tab/><text:span text:style-name="T2">γ.Υπολογίσμός των μετρικών(metrics regular+metrics new+features) για καθέναν από τους Ν <text:tab/>χρήστες .</text:span></text:p>
      <text:p text:style-name="P11"/>
      <text:p text:style-name="P11"/>
      <text:p text:style-name="P5"><text:span text:style-name="T6">C</text:span>.Υλοποιήση των αλγορίθμων k-means,fuzzy means στο strorm+χρήση του database Cassandra για την αποθήκευση των centroids</text:p>
      <text:p text:style-name="P11"/>
      <text:p text:style-name="P5"><text:span text:style-name="T6">D</text:span>.Υλοποιήση του αλγρόριθμου Gaussian Rank πανω στο storm.</text:p>
      <text:p text:style-name="P5"/>
      <text:p text:style-name="P5"><text:span text:style-name="T6">E</text:span>.Υλοπoιήση του αλγορίθμου Fusion Lists πάνω στο storm.</text:p>
      <text:p text:style-name="P11"/>
      <text:p text:style-name="P5"><text:span text:style-name="T6">F</text:span>..Σύγκριση αποτελεσμάτων των δυό αλγορίθμων </text:p>
      <text:p text:style-name="P5"/>
      <text:p text:style-name="P5"/>
      <text:p text:style-name="P5">Κεφάλαιο #3: Συμπεράσματα-</text:p>
      <text:p text:style-name="P5"><text:tab/><text:tab/>Ι.Συμπεράσματα έπειτα από σύγκριση των αποτελεσμάτων </text:p>
      <text:p text:style-name="P5"><text:tab/><text:tab/>ΙΙ.Προτάσεις για περαιτέρω ανάλυση.</text:p>
      <text:p text:style-name="P11"/>
      <text:p text:style-name="P11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0:26:30.189537076</meta:creation-date>
    <dc:date>2015-05-12T20:04:34.810883492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3" meta:paragraph-count="67" meta:word-count="482" meta:character-count="3855" meta:non-whitespace-character-count="3370"/>
  </office:meta>
</office:document-meta>
</file>